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7cm" style:rel-column-width="12614*"/>
    </style:style>
    <style:style style:name="Table1.B" style:family="table-column">
      <style:table-column-properties style:column-width="14.208cm" style:rel-column-width="529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7cm" style:rel-column-width="12614*"/>
    </style:style>
    <style:style style:name="Table2.B" style:family="table-column">
      <style:table-column-properties style:column-width="14.208cm" style:rel-column-width="5292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7cm" style:rel-column-width="12614*"/>
    </style:style>
    <style:style style:name="Table3.B" style:family="table-column">
      <style:table-column-properties style:column-width="14.208cm" style:rel-column-width="5292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0.633cm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7cm" style:rel-column-width="12614*"/>
    </style:style>
    <style:style style:name="Table4.B" style:family="table-column">
      <style:table-column-properties style:column-width="14.208cm" style:rel-column-width="5292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6" style:family="table-row">
      <style:table-row-properties style:min-row-height="0.633cm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7cm" style:rel-column-width="12614*"/>
    </style:style>
    <style:style style:name="Table5.B" style:family="table-column">
      <style:table-column-properties style:column-width="14.208cm" style:rel-column-width="52921*"/>
    </style:style>
    <style:style style:name="Table5.1" style:family="table-row">
      <style:table-row-properties style:min-row-height="0.609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6" style:family="table-row">
      <style:table-row-properties style:min-row-height="0.633cm"/>
    </style:style>
    <style:style style:name="P1" style:family="paragraph" style:parent-style-name="Standard">
      <style:paragraph-properties fo:text-align="center" style:justify-single-word="false"/>
      <style:text-properties fo:color="#0000ff" style:font-name="Arial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Table_20_Contents" style:list-style-name="L3"/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5">
      <style:text-properties fo:font-weight="normal" style:font-weight-asian="normal" style:font-weight-complex="normal"/>
    </style:style>
    <style:style style:name="P12" style:family="paragraph" style:parent-style-name="Standard" style:list-style-name="L6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8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Realm Use Case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UC-01</text:p>
          </table:table-cell>
          <table:table-cell table:style-name="Table1.B1" office:value-type="string">
            <text:p text:style-name="P5">Player Starts The Game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1.A2" office:value-type="string">
            <text:p text:style-name="P4">Actors</text:p>
          </table:table-cell>
          <table:table-cell table:style-name="Table1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1.A2" office:value-type="string">
            <text:p text:style-name="P4">Starting Condition </text:p>
          </table:table-cell>
          <table:table-cell table:style-name="Table1.B2" office:value-type="string">
            <text:p text:style-name="Table_20_Contents">N/A</text:p>
          </table:table-cell>
        </table:table-row>
        <table:table-row>
          <table:table-cell table:style-name="Table1.A2" office:value-type="string">
            <text:p text:style-name="P4">Main Sequence</text:p>
          </table:table-cell>
          <table:table-cell table:style-name="Table1.B2" office:value-type="string">
            <text:list xml:id="list2099547625455200390" text:style-name="L1">
              <text:list-item>
                <text:p text:style-name="P6">User starts the game application </text:p>
              </text:list-item>
              <text:list-item>
                <text:p text:style-name="P6">System responds with an opening screen, waiting for user input</text:p>
              </text:list-item>
              <text:list-item>
                <text:p text:style-name="P6">User selects to start a new game from the menu provided</text:p>
              </text:list-item>
              <text:list-item>
                <text:p text:style-name="P6">System builds the player listing, board, and player movement options</text:p>
              </text:list-item>
              <text:list-item>
                <text:p text:style-name="P6">User enters player information by clicking on available add button, specifies both the name and class they which to play as</text:p>
              </text:list-item>
              <text:list-item>
                <text:p text:style-name="P6">Step 5 is repeated until the desired amount of players has been meant</text:p>
              </text:list-item>
              <text:list-item>
                <text:p text:style-name="P6">User starts game </text:p>
              </text:list-item>
            </text:list>
          </table:table-cell>
        </table:table-row>
        <table:table-row>
          <table:table-cell table:style-name="Table1.A2" office:value-type="string">
            <text:p text:style-name="P4">Post-Condition</text:p>
          </table:table-cell>
          <table:table-cell table:style-name="Table1.B2" office:value-type="string">
            <text:p text:style-name="Table_20_Contents">Game has started and players begin taking their desired turns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UC-02</text:p>
          </table:table-cell>
          <table:table-cell table:style-name="Table2.B1" office:value-type="string">
            <text:p text:style-name="P5">Player Attempting To Move To New Clearing</text:p>
          </table:table-cell>
        </table:table-row>
        <table:table-row>
          <table:table-cell table:style-name="Table2.A2" office:value-type="string">
            <text:p text:style-name="P4">Description</text:p>
          </table:table-cell>
          <table:table-cell table:style-name="Table2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2.A2" office:value-type="string">
            <text:p text:style-name="P4">Actors</text:p>
          </table:table-cell>
          <table:table-cell table:style-name="Table2.B2" office:value-type="string">
            <text:p text:style-name="Table_20_Contents">Current player for the turn</text:p>
          </table:table-cell>
        </table:table-row>
        <table:table-row>
          <table:table-cell table:style-name="Table2.A2" office:value-type="string">
            <text:p text:style-name="P4">Starting Condition </text:p>
          </table:table-cell>
          <table:table-cell table:style-name="Table2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2.A2" office:value-type="string">
            <text:p text:style-name="P4">Main Sequence</text:p>
          </table:table-cell>
          <table:table-cell table:style-name="Table2.B2" office:value-type="string">
            <text:list xml:id="list8841586597709148796" text:style-name="L2">
              <text:list-item>
                <text:p text:style-name="P7">Current player of the game selects the move option from the available list</text:p>
              </text:list-item>
              <text:list-item>
                <text:p text:style-name="P7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22631226" text:continue-numbering="true" text:style-name="L2">
              <text:list-item>
                <text:p text:style-name="P7">Player selects a valid area for the character movement</text:p>
              </text:list-item>
              <text:list-item>
                <text:p text:style-name="P7">System checks the area to see if is a valid move for the player</text:p>
              </text:list-item>
              <text:list-item>
                <text:p text:style-name="P7">System records “M-” followed by the clearing name to the player's log</text:p>
              </text:list-item>
              <text:list-item>
                <text:p text:style-name="P7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2.A2" office:value-type="string">
            <text:p text:style-name="P4">Post-Condition</text:p>
          </table:table-cell>
          <table:table-cell table:style-name="Table2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2.A2" office:value-type="string">
            <text:p text:style-name="P3">Alternative Scenarios</text:p>
          </table:table-cell>
          <table:table-cell table:style-name="Table2.B2" office:value-type="string">
            <text:list xml:id="list4602599166902330630" text:style-name="L3">
              <text:list-item>
                <text:p text:style-name="P8">The player might at any point select to cancel the movement action by selecting another action from the ones provided</text:p>
              </text:list-item>
              <text:list-item>
                <text:p text:style-name="P8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UC-03</text:p>
          </table:table-cell>
          <table:table-cell table:style-name="Table3.B1" office:value-type="string">
            <text:p text:style-name="P5">Player Attempts To Hide In Current Clearing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3.A2" office:value-type="string">
            <text:p text:style-name="P4">Actors</text:p>
          </table:table-cell>
          <table:table-cell table:style-name="Table3.B2" office:value-type="string">
            <text:p text:style-name="Table_20_Contents">Current player for the turn</text:p>
          </table:table-cell>
        </table:table-row>
        <table:table-row>
          <table:table-cell table:style-name="Table3.A2" office:value-type="string">
            <text:p text:style-name="P4">Starting Condition </text:p>
          </table:table-cell>
          <table:table-cell table:style-name="Table3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3.A2" office:value-type="string">
            <text:p text:style-name="P4">Main Sequence</text:p>
          </table:table-cell>
          <table:table-cell table:style-name="Table3.B2" office:value-type="string">
            <text:list xml:id="list1157491262329699431" text:style-name="L4">
              <text:list-item>
                <text:p text:style-name="P10">User starts their turn and is unhidden if the are currently hidden</text:p>
              </text:list-item>
              <text:list-item>
                <text:p text:style-name="P10">User selects hide from the available list of commands available</text:p>
              </text:list-item>
              <text:list-item>
                <text:p text:style-name="P10">System generates value to determine if player becomes hidden</text:p>
              </text:list-item>
            </text:list>
            <text:list xml:id="list8358689492516521694" text:style-name="L5">
              <text:list-item>
                <text:p text:style-name="P11">If player becomes hidden, their tile becomes green until they become unhidden from another means</text:p>
              </text:list-item>
              <text:list-item>
                <text:p text:style-name="P11">If player stays unhidden then their tile will remain the same</text:p>
              </text:list-item>
            </text:list>
          </table:table-cell>
        </table:table-row>
        <table:table-row table:style-name="Table3.6">
          <table:table-cell table:style-name="Table3.A2" office:value-type="string">
            <text:p text:style-name="P4">Post-Condition</text:p>
          </table:table-cell>
          <table:table-cell table:style-name="Table3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UC-04</text:p>
          </table:table-cell>
          <table:table-cell table:style-name="Table4.B1" office:value-type="string">
            <text:p text:style-name="P5">Treasure Searching And Looting </text:p>
          </table:table-cell>
        </table:table-row>
        <table:table-row>
          <table:table-cell table:style-name="Table4.A2" office:value-type="string">
            <text:p text:style-name="P4">Description</text:p>
          </table:table-cell>
          <table:table-cell table:style-name="Table4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4.A2" office:value-type="string">
            <text:p text:style-name="P4">Actors</text:p>
          </table:table-cell>
          <table:table-cell table:style-name="Table4.B2" office:value-type="string">
            <text:p text:style-name="Table_20_Contents">Current player for the turn</text:p>
          </table:table-cell>
        </table:table-row>
        <table:table-row>
          <table:table-cell table:style-name="Table4.A2" office:value-type="string">
            <text:p text:style-name="P4">Starting Condition </text:p>
          </table:table-cell>
          <table:table-cell table:style-name="Table4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4.A2" office:value-type="string">
            <text:p text:style-name="P4">Main Sequence</text:p>
          </table:table-cell>
          <table:table-cell table:style-name="Table4.B2" office:value-type="string">
            <text:list xml:id="list4308497921541589743" text:style-name="L6">
              <text:list-item>
                <text:p text:style-name="P12">User starts their turn</text:p>
              </text:list-item>
              <text:list-item>
                <text:p text:style-name="P12">User selects the search option from the list of commands </text:p>
              </text:list-item>
              <text:list-item>
                <text:p text:style-name="P12">System responds with dialog with available options for searching</text:p>
              </text:list-item>
              <text:list-item>
                <text:p text:style-name="P12">User selects to either search or loot from the clearing</text:p>
              </text:list-item>
            </text:list>
            <text:list xml:id="list5100508733408152156" text:style-name="L7">
              <text:list-item>
                <text:p text:style-name="P13">If user selects to search clearing, system searches the player's clearing, giving the player access to the hidden items if they are found</text:p>
              </text:list-item>
              <text:list-item>
                <text:p text:style-name="P13">If user selects loot, the player loots the available treasure and adds it to their current collection</text:p>
              </text:list-item>
            </text:list>
          </table:table-cell>
        </table:table-row>
        <table:table-row table:style-name="Table4.6">
          <table:table-cell table:style-name="Table4.A2" office:value-type="string">
            <text:p text:style-name="P4">Post-Condition</text:p>
          </table:table-cell>
          <table:table-cell table:style-name="Table4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9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UC-05</text:p>
          </table:table-cell>
          <table:table-cell table:style-name="Table5.B1" office:value-type="string">
            <text:p text:style-name="P5">Displaying Detailed Character Sheet</text:p>
          </table:table-cell>
        </table:table-row>
        <table:table-row>
          <table:table-cell table:style-name="Table5.A2" office:value-type="string">
            <text:p text:style-name="P4">Description</text:p>
          </table:table-cell>
          <table:table-cell table:style-name="Table5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5.A2" office:value-type="string">
            <text:p text:style-name="P4">Actors</text:p>
          </table:table-cell>
          <table:table-cell table:style-name="Table5.B2" office:value-type="string">
            <text:p text:style-name="Table_20_Contents">One or more players currently playing the game</text:p>
          </table:table-cell>
        </table:table-row>
        <table:table-row>
          <table:table-cell table:style-name="Table5.A2" office:value-type="string">
            <text:p text:style-name="P4">Starting Condition </text:p>
          </table:table-cell>
          <table:table-cell table:style-name="Table5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5.A2" office:value-type="string">
            <text:p text:style-name="P4">Main Sequence</text:p>
          </table:table-cell>
          <table:table-cell table:style-name="Table5.B2" office:value-type="string">
            <text:list xml:id="list1469747768069058604" text:style-name="L8">
              <text:list-item>
                <text:p text:style-name="P14">User selects a player from the list</text:p>
              </text:list-item>
              <text:list-item>
                <text:p text:style-name="P14">User clicks on the option to show detailed card</text:p>
              </text:list-item>
              <text:list-item>
                <text:p text:style-name="P14">System responds by displaying the character detail sheet for the selected player's class</text:p>
              </text:list-item>
            </text:list>
          </table:table-cell>
        </table:table-row>
        <table:table-row table:style-name="Table5.6">
          <table:table-cell table:style-name="Table5.A2" office:value-type="string">
            <text:p text:style-name="P4">Post-Condition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7T16:44:22.46</meta:creation-date>
    <dc:date>2015-02-20T02:46:37.74</dc:date>
    <meta:editing-duration>PT3H10M47S</meta:editing-duration>
    <meta:editing-cycles>24</meta:editing-cycles>
    <meta:generator>OpenOffice/4.1.0$Win32 OpenOffice.org_project/410m18$Build-9764</meta:generator>
    <meta:document-statistic meta:table-count="5" meta:image-count="0" meta:object-count="0" meta:page-count="2" meta:paragraph-count="87" meta:word-count="639" meta:character-count="3744"/>
  </office:meta>
</office:document-meta>
</file>